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2.2313in" style:rel-column-width="21845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e4d68" officeooo:paragraph-rsid="001e4d68"/>
    </style:style>
    <style:style style:name="P2" style:family="paragraph" style:parent-style-name="Standard">
      <style:text-properties officeooo:paragraph-rsid="001e4d68"/>
    </style:style>
    <style:style style:name="P3" style:family="paragraph" style:parent-style-name="Standard">
      <style:text-properties officeooo:rsid="001efa72" officeooo:paragraph-rsid="001efa72"/>
    </style:style>
    <style:style style:name="P4" style:family="paragraph" style:parent-style-name="Standard">
      <style:text-properties officeooo:rsid="002017ee" officeooo:paragraph-rsid="002017ee"/>
    </style:style>
    <style:style style:name="P5" style:family="paragraph" style:parent-style-name="Table_20_Contents">
      <style:text-properties officeooo:rsid="002017ee" officeooo:paragraph-rsid="002017ee"/>
    </style:style>
    <style:style style:name="P6" style:family="paragraph" style:parent-style-name="Standard">
      <style:text-properties officeooo:rsid="001efa72" officeooo:paragraph-rsid="001efa72"/>
    </style:style>
    <style:style style:name="P7" style:family="paragraph" style:parent-style-name="Standard">
      <style:text-properties officeooo:rsid="002017ee" officeooo:paragraph-rsid="001efa72"/>
    </style:style>
    <style:style style:name="P8" style:family="paragraph" style:parent-style-name="Standard">
      <style:text-properties officeooo:rsid="0023bc15" officeooo:paragraph-rsid="001efa72"/>
    </style:style>
    <style:style style:name="P9" style:family="paragraph" style:parent-style-name="Standard">
      <style:text-properties officeooo:rsid="0023eeb1" officeooo:paragraph-rsid="0023eeb1"/>
    </style:style>
    <style:style style:name="P10" style:family="paragraph" style:parent-style-name="Standard">
      <style:text-properties officeooo:rsid="002572db" officeooo:paragraph-rsid="002572db"/>
    </style:style>
    <style:style style:name="P11" style:family="paragraph" style:parent-style-name="Table_20_Contents">
      <style:text-properties officeooo:rsid="002572db" officeooo:paragraph-rsid="002572db"/>
    </style:style>
    <style:style style:name="T1" style:family="text">
      <style:text-properties officeooo:rsid="001e4d68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1e4d68" style:font-size-asian="9pt" style:font-size-complex="9pt"/>
    </style:style>
    <style:style style:name="T4" style:family="text">
      <style:text-properties officeooo:rsid="001efa72"/>
    </style:style>
    <style:style style:name="T5" style:family="text">
      <style:text-properties officeooo:rsid="002017ee"/>
    </style:style>
    <style:style style:name="T6" style:family="text">
      <style:text-properties officeooo:rsid="00250862"/>
    </style:style>
    <style:style style:name="T7" style:family="text">
      <style:text-properties style:text-position="sub 58%" officeooo:rsid="00250862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508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en und Datenstrukturen</text:p>
      <text:p text:style-name="P1"/>
      <text:p text:style-name="P1">Aufgabe 4</text:p>
      <text:p text:style-name="P1">Gegeben: die Heapify- Operation an der Wurzel eines Array-basierten k-nären Heaps mit n Elementen im worst-case [k log (n)] Schritte</text:p>
      <text:p text:style-name="P1">(a)</text:p>
      <text:p text:style-name="P2"><text:span text:style-name="T1">Suche: Minimum der Funktion f(x) = x*log</text:span><text:span text:style-name="T3">x</text:span><text:span text:style-name="T1">(n) für alle reellen, positiven x</text:span></text:p>
      <text:p text:style-name="P1">1. Ableitung:</text:p>
      <text:p text:style-name="P1"><text:tab/> f'(x) = d/dx x*log<text:span text:style-name="T2">x</text:span>(n) = d/dx x*log(n)/log(x)</text:p>
      <text:p text:style-name="P1"><text:tab/> <text:s text:c="8"/>= [log(n)log(x) <text:s/>- log(n)] / log(x)²</text:p>
      <text:p text:style-name="P1">0 = <text:s/>[log(n)log(x) <text:s/>- log(n)] / log(x)²</text:p>
      <text:p text:style-name="P1">→ x = e, <text:span text:style-name="T4">da log(x)-1 = 0 </text:span></text:p>
      <text:p text:style-name="P3">Da die Funktion f(x) stetig ist und da folgendes gilt: lim (x-&gt;1) f(x) = ∞ = lim (x-&gt; ∞) f(x), also die Funktion an den Grenzen des Definitionsbereiches gegen unendlich geht, muss an der Stelle x = e ein Minimum sein. </text:p>
      <text:p text:style-name="P3">(b)</text:p>
      <text:p text:style-name="P3">Da e<text:span text:style-name="T5">~2.72</text:span> kein Element der natürlichen Zahlen ist, kann entweder k=2 oder k=3 die richtige Wahl sein. </text:p>
      <text:p text:style-name="P3">f(2) = 2log2(n)</text:p>
      <text:p text:style-name="P3">f(3) = 3log3(n)</text:p>
      <text:p text:style-name="P3">Für alle n&gt;1 ist f(2) &gt; f(3), <text:span text:style-name="T5">also</text:span> ist k = 3 das Minimum in den natürlichen Zahlen.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l</text:p>
          </table:table-cell>
          <table:table-cell table:style-name="Tabelle1.A1" office:value-type="string">
            <text:p text:style-name="P5">k = 3 → 3log<text:span text:style-name="T2">3</text:span>(10^l)</text:p>
          </table:table-cell>
          <table:table-cell table:style-name="Tabelle1.C1" office:value-type="string">
            <text:p text:style-name="P5">k = 2 → 2log<text:span text:style-name="T2">2</text:span>(10^l)</text:p>
          </table:table-cell>
        </table:table-row>
        <table:table-row>
          <table:table-cell table:style-name="Tabelle1.A2" office:value-type="string">
            <text:p text:style-name="P5">1</text:p>
          </table:table-cell>
          <table:table-cell table:style-name="Tabelle1.A2" office:value-type="string">
            <text:p text:style-name="P5">7</text:p>
          </table:table-cell>
          <table:table-cell table:style-name="Tabelle1.C2" office:value-type="string">
            <text:p text:style-name="P5">7</text:p>
          </table:table-cell>
        </table:table-row>
        <table:table-row>
          <table:table-cell table:style-name="Tabelle1.A2" office:value-type="string">
            <text:p text:style-name="P5">2</text:p>
          </table:table-cell>
          <table:table-cell table:style-name="Tabelle1.A2" office:value-type="string">
            <text:p text:style-name="P5">13</text:p>
          </table:table-cell>
          <table:table-cell table:style-name="Tabelle1.C2" office:value-type="string">
            <text:p text:style-name="P5">14</text:p>
          </table:table-cell>
        </table:table-row>
        <table:table-row>
          <table:table-cell table:style-name="Tabelle1.A2" office:value-type="string">
            <text:p text:style-name="P5">3</text:p>
          </table:table-cell>
          <table:table-cell table:style-name="Tabelle1.A2" office:value-type="string">
            <text:p text:style-name="P5">19</text:p>
          </table:table-cell>
          <table:table-cell table:style-name="Tabelle1.C2" office:value-type="string">
            <text:p text:style-name="P5">20</text:p>
          </table:table-cell>
        </table:table-row>
        <table:table-row>
          <table:table-cell table:style-name="Tabelle1.A2" office:value-type="string">
            <text:p text:style-name="P5">4</text:p>
          </table:table-cell>
          <table:table-cell table:style-name="Tabelle1.A2" office:value-type="string">
            <text:p text:style-name="P5">26</text:p>
          </table:table-cell>
          <table:table-cell table:style-name="Tabelle1.C2" office:value-type="string">
            <text:p text:style-name="P5">27</text:p>
          </table:table-cell>
        </table:table-row>
        <table:table-row>
          <table:table-cell table:style-name="Tabelle1.A2" office:value-type="string">
            <text:p text:style-name="P5">5</text:p>
          </table:table-cell>
          <table:table-cell table:style-name="Tabelle1.A2" office:value-type="string">
            <text:p text:style-name="P5">32</text:p>
          </table:table-cell>
          <table:table-cell table:style-name="Tabelle1.C2" office:value-type="string">
            <text:p text:style-name="P5">34</text:p>
          </table:table-cell>
        </table:table-row>
        <table:table-row>
          <table:table-cell table:style-name="Tabelle1.A2" office:value-type="string">
            <text:p text:style-name="P5">6</text:p>
          </table:table-cell>
          <table:table-cell table:style-name="Tabelle1.A2" office:value-type="string">
            <text:p text:style-name="P5">38</text:p>
          </table:table-cell>
          <table:table-cell table:style-name="Tabelle1.C2" office:value-type="string">
            <text:p text:style-name="P5">40</text:p>
          </table:table-cell>
        </table:table-row>
        <table:table-row>
          <table:table-cell table:style-name="Tabelle1.A2" office:value-type="string">
            <text:p text:style-name="P5">7</text:p>
          </table:table-cell>
          <table:table-cell table:style-name="Tabelle1.A2" office:value-type="string">
            <text:p text:style-name="P5">44</text:p>
          </table:table-cell>
          <table:table-cell table:style-name="Tabelle1.C2" office:value-type="string">
            <text:p text:style-name="P5">47</text:p>
          </table:table-cell>
        </table:table-row>
        <table:table-row>
          <table:table-cell table:style-name="Tabelle1.A2" office:value-type="string">
            <text:p text:style-name="P5">8</text:p>
          </table:table-cell>
          <table:table-cell table:style-name="Tabelle1.A2" office:value-type="string">
            <text:p text:style-name="P5">51</text:p>
          </table:table-cell>
          <table:table-cell table:style-name="Tabelle1.C2" office:value-type="string">
            <text:p text:style-name="P5">54</text:p>
          </table:table-cell>
        </table:table-row>
        <table:table-row>
          <table:table-cell table:style-name="Tabelle1.A2" office:value-type="string">
            <text:p text:style-name="P5">9</text:p>
          </table:table-cell>
          <table:table-cell table:style-name="Tabelle1.A2" office:value-type="string">
            <text:p text:style-name="P5">57</text:p>
          </table:table-cell>
          <table:table-cell table:style-name="Tabelle1.C2" office:value-type="string">
            <text:p text:style-name="P5">60</text:p>
          </table:table-cell>
        </table:table-row>
      </table:table>
      <text:p text:style-name="P4">Da es in der Tabelle um die Anzahl der Schritte im worst-case geht, wurden die Werte in Spalte 2 und 3 alle aufgerundet.</text:p>
      <text:p text:style-name="P7">Man sieht, dass sich die beiden Laufzeiten sehr ähneln. </text:p>
      <text:p text:style-name="P8"/>
      <text:p text:style-name="P8">(c)</text:p>
      <text:p text:style-name="P9">Bei der Heapify Operation auf den Gesamtheap muss bei jedem Knoten auf dessen binären Baum heapify angewendet werden. <text:span text:style-name="T6">Dies benötigt jeweils 2log</text:span><text:span text:style-name="T7">2</text:span><text:span text:style-name="T6">(k) und ergibt eine gesamt Laufzeit von 2log</text:span><text:span text:style-name="T7">2</text:span><text:span text:style-name="T9">(k)*log</text:span><text:span text:style-name="T7">k</text:span><text:span text:style-name="T9">(n)=2log</text:span><text:span text:style-name="T7">2</text:span><text:span text:style-name="T9">(n)</text:span></text:p>
      <text:p text:style-name="P9"/>
      <text:p text:style-name="P10"/>
      <text:p text:style-name="P10"><text:span text:style-name="T9">(</text:span><text:span text:style-name="T8">d)</text:span></text:p>
      <text:p text:style-name="P10">Beim binären Baum aus Präsenzaufgabe 3 müssen zwei Vertauschungen durchgeführt werden, sodass man (in level-order) </text:p>
      <table:table table:name="Table1" table:style-name="Table1">
        <table:table-column table:style-name="Table1.A" table:number-columns-repeated="7"/>
        <table:table-row>
          <table:table-cell table:style-name="Table1.A1" office:value-type="string">
            <text:p text:style-name="P11">8</text:p>
          </table:table-cell>
          <table:table-cell table:style-name="Table1.A1" office:value-type="string">
            <text:p text:style-name="P11">7</text:p>
          </table:table-cell>
          <table:table-cell table:style-name="Table1.A1" office:value-type="string">
            <text:p text:style-name="P11">6</text:p>
          </table:table-cell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3</text:p>
          </table:table-cell>
          <table:table-cell table:style-name="Table1.A1" office:value-type="string">
            <text:p text:style-name="P11">5</text:p>
          </table:table-cell>
          <table:table-cell table:style-name="Table1.G1" office:value-type="string">
            <text:p text:style-name="P11">2</text:p>
          </table:table-cell>
        </table:table-row>
      </table:table>
      <text:p text:style-name="P10">erhält.<text:line-break/></text:p>
      <text:p text:style-name="P10"><text:soft-page-break/>Beim ternären Baum muss sogar nur eine Vertauschung durchgeführt werden, bis man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1">8</text:p>
          </table:table-cell>
          <table:table-cell table:style-name="Table2.A1" office:value-type="string">
            <text:p text:style-name="P11">7</text:p>
          </table:table-cell>
          <table:table-cell table:style-name="Table2.A1" office:value-type="string">
            <text:p text:style-name="P11">5</text:p>
          </table:table-cell>
          <table:table-cell table:style-name="Table2.A1" office:value-type="string">
            <text:p text:style-name="P11">1</text:p>
          </table:table-cell>
          <table:table-cell table:style-name="Table2.A1" office:value-type="string">
            <text:p text:style-name="P11">3</text:p>
          </table:table-cell>
          <table:table-cell table:style-name="Table2.A1" office:value-type="string">
            <text:p text:style-name="P11">6</text:p>
          </table:table-cell>
          <table:table-cell table:style-name="Table2.G1" office:value-type="string">
            <text:p text:style-name="P11">2</text:p>
          </table:table-cell>
        </table:table-row>
      </table:table>
      <text:p text:style-name="P10">erhält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2:13:09.132130700</meta:creation-date>
    <dc:date>2014-11-04T19:41:45.014258156</dc:date>
    <meta:editing-duration>PT23M22S</meta:editing-duration>
    <meta:editing-cycles>3</meta:editing-cycles>
    <meta:generator>LibreOffice/4.3.3.2$Linux_X86_64 LibreOffice_project/430m0$Build-2</meta:generator>
    <meta:document-statistic meta:table-count="3" meta:image-count="0" meta:object-count="0" meta:page-count="2" meta:paragraph-count="69" meta:word-count="297" meta:character-count="1554" meta:non-whitespace-character-count="1306"/>
  </office:meta>
</office:document-meta>
</file>